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ahoma1" svg:font-family="Tahoma" style:font-family-generic="swiss"/>
  </office:font-face-decls>
  <office:automatic-styles>
    <style:style style:name="P1" style:family="paragraph" style:parent-style-name="Standard">
      <style:paragraph-properties fo:text-align="start" style:justify-single-word="false"/>
      <style:text-properties officeooo:paragraph-rsid="00039ed6"/>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paragraph-properties fo:text-align="start" style:justify-single-word="false"/>
      <style:text-properties fo:language="en" fo:country="US" officeooo:paragraph-rsid="00039ed6"/>
    </style:style>
    <style:style style:name="P4" style:family="paragraph" style:parent-style-name="Standard">
      <style:paragraph-properties fo:text-align="start" style:justify-single-word="false"/>
      <style:text-properties fo:language="en" fo:country="US" officeooo:rsid="0005ca61" officeooo:paragraph-rsid="0005ca61"/>
    </style:style>
    <style:style style:name="P5" style:family="paragraph" style:parent-style-name="Standard">
      <style:paragraph-properties fo:text-align="start" style:justify-single-word="false"/>
      <style:text-properties fo:language="en" fo:country="US" officeooo:rsid="00079c49" officeooo:paragraph-rsid="00079c49" style:language-complex="ar" style:country-complex="LY"/>
    </style:style>
    <style:style style:name="P6" style:family="paragraph" style:parent-style-name="Standard">
      <style:paragraph-properties fo:text-align="start" style:justify-single-word="false"/>
      <style:text-properties fo:language="en" fo:country="US" fo:font-style="italic" fo:font-weight="normal" officeooo:rsid="00079c49" officeooo:paragraph-rsid="00079c49" style:font-style-asian="italic" style:font-weight-asian="normal" style:language-complex="ar" style:country-complex="LY" style:font-style-complex="italic" style:font-weight-complex="normal"/>
    </style:style>
    <style:style style:name="P7" style:family="paragraph" style:parent-style-name="Standard">
      <style:paragraph-properties fo:text-align="start" style:justify-single-word="false"/>
      <style:text-properties fo:language="en" fo:country="US" fo:font-style="normal" fo:font-weight="normal" officeooo:rsid="00091aab" officeooo:paragraph-rsid="00091aab" style:font-style-asian="normal" style:font-weight-asian="normal" style:language-complex="ar" style:country-complex="LY" style:font-style-complex="normal" style:font-weight-complex="normal"/>
    </style:style>
    <style:style style:name="P8" style:family="paragraph" style:parent-style-name="Standard">
      <style:paragraph-properties fo:text-align="start" style:justify-single-word="false"/>
      <style:text-properties fo:language="en" fo:country="US" fo:font-style="normal" fo:font-weight="normal" officeooo:rsid="000c361c" officeooo:paragraph-rsid="000c361c" style:font-style-asian="normal" style:font-weight-asian="normal" style:language-complex="ar" style:country-complex="LY" style:font-style-complex="normal" style:font-weight-complex="normal"/>
    </style:style>
    <style:style style:name="P9" style:family="paragraph" style:parent-style-name="Standard">
      <style:paragraph-properties fo:text-align="start" style:justify-single-word="false"/>
      <style:text-properties fo:language="en" fo:country="US" fo:font-style="normal" fo:font-weight="normal" officeooo:rsid="000c74f2" officeooo:paragraph-rsid="000c74f2" style:font-style-asian="normal" style:font-weight-asian="normal" style:language-complex="ar" style:country-complex="LY" style:font-style-complex="normal" style:font-weight-complex="normal"/>
    </style:style>
    <style:style style:name="P10" style:family="paragraph" style:parent-style-name="Standard">
      <style:paragraph-properties fo:text-align="start" style:justify-single-word="false"/>
      <style:text-properties fo:language="en" fo:country="US" fo:font-style="normal" fo:font-weight="normal" officeooo:rsid="000c98f4" officeooo:paragraph-rsid="000c98f4" style:font-style-asian="normal" style:font-weight-asian="normal" style:language-complex="ar" style:country-complex="LY" style:font-style-complex="normal" style:font-weight-complex="normal"/>
    </style:style>
    <style:style style:name="P11" style:family="paragraph" style:parent-style-name="Standard">
      <style:paragraph-properties fo:text-align="start" style:justify-single-word="false"/>
      <style:text-properties fo:language="en" fo:country="US" fo:font-style="normal" fo:font-weight="normal" officeooo:rsid="000ce49d" officeooo:paragraph-rsid="000ce49d" style:font-style-asian="normal" style:font-weight-asian="normal" style:language-complex="ar" style:country-complex="LY" style:font-style-complex="normal" style:font-weight-complex="normal"/>
    </style:style>
    <style:style style:name="P12" style:family="paragraph" style:parent-style-name="Standard">
      <style:paragraph-properties fo:text-align="start" style:justify-single-word="false"/>
      <style:text-properties fo:language="en" fo:country="US" fo:font-style="normal" fo:font-weight="normal" officeooo:rsid="000e8579" officeooo:paragraph-rsid="000e8579" style:font-style-asian="normal" style:font-weight-asian="normal" style:language-complex="ar" style:country-complex="LY" style:font-style-complex="normal" style:font-weight-complex="normal"/>
    </style:style>
    <style:style style:name="P13" style:family="paragraph" style:parent-style-name="Standard">
      <style:paragraph-properties fo:text-align="start" style:justify-single-word="false"/>
      <style:text-properties fo:language="en" fo:country="US" fo:font-style="normal" fo:font-weight="normal" officeooo:rsid="000f3096" officeooo:paragraph-rsid="000f3096" style:font-style-asian="normal" style:font-weight-asian="normal" style:language-complex="ar" style:country-complex="LY" style:font-style-complex="normal" style:font-weight-complex="normal"/>
    </style:style>
    <style:style style:name="P14" style:family="paragraph" style:parent-style-name="Standard">
      <style:paragraph-properties fo:text-align="start" style:justify-single-word="false"/>
      <style:text-properties fo:language="en" fo:country="US" fo:font-style="normal" fo:font-weight="normal" officeooo:rsid="000ff915" officeooo:paragraph-rsid="000ff915" style:font-style-asian="normal" style:font-weight-asian="normal" style:language-complex="ar" style:country-complex="LY" style:font-style-complex="normal" style:font-weight-complex="normal"/>
    </style:style>
    <style:style style:name="P15" style:family="paragraph" style:parent-style-name="Standard">
      <style:paragraph-properties fo:text-align="start" style:justify-single-word="false"/>
      <style:text-properties fo:language="en" fo:country="US" fo:font-style="normal" fo:font-weight="normal" officeooo:rsid="00108ae5" officeooo:paragraph-rsid="00108ae5" style:font-style-asian="normal" style:font-weight-asian="normal" style:language-complex="ar" style:country-complex="LY" style:font-style-complex="normal" style:font-weight-complex="normal"/>
    </style:style>
    <style:style style:name="P16" style:family="paragraph" style:parent-style-name="Standard">
      <style:paragraph-properties fo:text-align="start" style:justify-single-word="false"/>
      <style:text-properties fo:language="en" fo:country="US" fo:font-style="normal" fo:font-weight="normal" officeooo:rsid="0013b1a5" officeooo:paragraph-rsid="00108ae5" style:font-style-asian="normal" style:font-weight-asian="normal" style:language-complex="ar" style:country-complex="LY" style:font-style-complex="normal" style:font-weight-complex="normal"/>
    </style:style>
    <style:style style:name="P17" style:family="paragraph" style:parent-style-name="Standard">
      <style:paragraph-properties fo:text-align="start" style:justify-single-word="false"/>
      <style:text-properties fo:language="en" fo:country="US" fo:font-style="normal" fo:font-weight="normal" officeooo:rsid="0013b1a5" officeooo:paragraph-rsid="0013b1a5" style:font-style-asian="normal" style:font-weight-asian="normal" style:language-complex="ar" style:country-complex="LY" style:font-style-complex="normal" style:font-weight-complex="normal"/>
    </style:style>
    <style:style style:name="P18" style:family="paragraph" style:parent-style-name="Standard">
      <style:paragraph-properties fo:text-align="start" style:justify-single-word="false"/>
      <style:text-properties fo:language="en" fo:country="US" fo:font-style="normal" fo:font-weight="normal" officeooo:rsid="0013d713" officeooo:paragraph-rsid="0013d713" style:font-style-asian="normal" style:font-weight-asian="normal" style:language-complex="ar" style:country-complex="LY" style:font-style-complex="normal" style:font-weight-complex="normal"/>
    </style:style>
    <style:style style:name="P19" style:family="paragraph" style:parent-style-name="Standard">
      <style:paragraph-properties fo:text-align="start" style:justify-single-word="false"/>
      <style:text-properties fo:language="en" fo:country="US" fo:font-style="normal" fo:font-weight="normal" officeooo:rsid="0015b523" officeooo:paragraph-rsid="0015b523" style:font-style-asian="normal" style:font-weight-asian="normal" style:language-complex="ar" style:country-complex="LY" style:font-style-complex="normal" style:font-weight-complex="normal"/>
    </style:style>
    <style:style style:name="P20" style:family="paragraph" style:parent-style-name="Standard">
      <style:paragraph-properties fo:text-align="start" style:justify-single-word="false"/>
      <style:text-properties fo:language="en" fo:country="US" fo:font-style="normal" fo:font-weight="normal" officeooo:rsid="0017b228" officeooo:paragraph-rsid="0017b228" style:font-style-asian="normal" style:font-weight-asian="normal" style:language-complex="ar" style:country-complex="LY" style:font-style-complex="normal" style:font-weight-complex="normal"/>
    </style:style>
    <style:style style:name="P21" style:family="paragraph" style:parent-style-name="Standard">
      <style:paragraph-properties fo:text-align="start" style:justify-single-word="false"/>
      <style:text-properties fo:language="en" fo:country="US" fo:font-style="normal" fo:font-weight="normal" officeooo:rsid="00191c58" officeooo:paragraph-rsid="00191c58" style:font-style-asian="normal" style:font-weight-asian="normal" style:language-complex="ar" style:country-complex="LY" style:font-style-complex="normal" style:font-weight-complex="normal"/>
    </style:style>
    <style:style style:name="P22" style:family="paragraph" style:parent-style-name="Standard">
      <style:paragraph-properties fo:text-align="start" style:justify-single-word="false"/>
      <style:text-properties fo:language="en" fo:country="US" fo:font-style="normal" fo:font-weight="normal" officeooo:rsid="001be08d" officeooo:paragraph-rsid="001be08d" style:font-style-asian="normal" style:font-weight-asian="normal" style:language-complex="ar" style:country-complex="LY" style:font-style-complex="normal" style:font-weight-complex="normal"/>
    </style:style>
    <style:style style:name="P23" style:family="paragraph" style:parent-style-name="Standard">
      <style:paragraph-properties fo:text-align="start" style:justify-single-word="false"/>
      <style:text-properties fo:language="en" fo:country="US" fo:font-style="normal" fo:font-weight="normal" officeooo:rsid="001c781e" officeooo:paragraph-rsid="001c781e" style:font-style-asian="normal" style:font-weight-asian="normal" style:language-complex="ar" style:country-complex="LY" style:font-style-complex="normal" style:font-weight-complex="normal"/>
    </style:style>
    <style:style style:name="P24" style:family="paragraph" style:parent-style-name="Standard">
      <style:paragraph-properties fo:text-align="start" style:justify-single-word="false"/>
      <style:text-properties fo:language="en" fo:country="US" fo:font-style="normal" fo:font-weight="normal" officeooo:rsid="001c7a5e" officeooo:paragraph-rsid="001c7a5e" style:font-style-asian="normal" style:font-weight-asian="normal" style:language-complex="ar" style:country-complex="LY" style:font-style-complex="normal" style:font-weight-complex="normal"/>
    </style:style>
    <style:style style:name="P25" style:family="paragraph" style:parent-style-name="Standard">
      <style:paragraph-properties fo:text-align="start" style:justify-single-word="false"/>
      <style:text-properties fo:language="en" fo:country="US" fo:font-style="normal" fo:font-weight="normal" officeooo:rsid="001fb9d5" officeooo:paragraph-rsid="001fb9d5" style:font-style-asian="normal" style:font-weight-asian="normal" style:language-complex="ar" style:country-complex="LY" style:font-style-complex="normal" style:font-weight-complex="normal"/>
    </style:style>
    <style:style style:name="P26" style:family="paragraph" style:parent-style-name="Standard">
      <style:paragraph-properties fo:text-align="start" style:justify-single-word="false"/>
      <style:text-properties fo:language="en" fo:country="US" fo:font-style="normal" fo:font-weight="normal" officeooo:rsid="001fb9d5" officeooo:paragraph-rsid="001fb9d5" style:font-style-asian="normal" style:font-weight-asian="normal" style:language-complex="ar" style:country-complex="LY"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officeooo:rsid="000c74f2"/>
    </style:style>
    <style:style style:name="T5" style:family="text">
      <style:text-properties officeooo:rsid="000e8828"/>
    </style:style>
    <style:style style:name="T6" style:family="text">
      <style:text-properties fo:language="tr" fo:country="TR"/>
    </style:style>
    <style:style style:name="T7" style:family="text">
      <style:text-properties officeooo:rsid="00124356"/>
    </style:style>
    <style:style style:name="T8" style:family="text">
      <style:text-properties officeooo:rsid="0015b523"/>
    </style:style>
    <style:style style:name="T9" style:family="text">
      <style:text-properties officeooo:rsid="0015f8e2"/>
    </style:style>
    <style:style style:name="T10" style:family="text">
      <style:text-properties officeooo:rsid="00194d26"/>
    </style:style>
    <style:style style:name="T11" style:family="text">
      <style:text-properties officeooo:rsid="001a6e26"/>
    </style:style>
    <style:style style:name="T12" style:family="text">
      <style:text-properties officeooo:rsid="001d7ea3"/>
    </style:style>
    <style:style style:name="T13" style:family="text">
      <style:text-properties officeooo:rsid="00214706"/>
    </style:style>
    <style:style style:name="T14" style:family="text">
      <style:text-properties officeooo:rsid="002152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سند, [22/07/2022 11:39 م]</text:p>
      <text:p text:style-name="P2">1.1 </text:p>
      <text:p text:style-name="P2">Packet switches: routes, link layers switchers. Take signal from incoming links and rerouts it through its outgoing links. </text:p>
      <text:p text:style-name="P2">Access network for switch layer, Network core take routers </text:p>
      <text:p text:style-name="P2">Packets take a path from the end system to the reciving end system is called a rout </text:p>
      <text:p text:style-name="P2">ISP-Internet Service Provider isn't necessarily the Libyana or madar, it can be the university giving Ethernet to the students laptops, or the Airport Café giving the customers WiFi, the ISP of those 2 is a bigger corporation that has the transmission lines. </text:p>
      <text:p text:style-name="P2">Each ISP of it self is a Network with packet-switches. </text:p>
      <text:p text:style-name="P2">End systems, packet switches, and other pieces of the Internet run protocols that control the sending and receiving of information </text:p>
      <text:p text:style-name="P2"><text:s/></text:p>
      <text:p text:style-name="P2">Internet Standart is made by Internet Engineering Task Force (IETF) </text:p>
      <text:p text:style-name="P2">Standard documents are called RFCs or Request for Comments. </text:p>
      <text:p text:style-name="P2">RFCs define: IP, TCP, SMTP, HTTP +6000 more protocls. </text:p>
      <text:p text:style-name="P2">This standradization is important so different networks can cofunction and cooperate </text:p>
      <text:p text:style-name="P2"><text:s/></text:p>
      <text:p text:style-name="P2">Internet is required by distributed applications, Distributed Applications communicate each part with other throguh an API-Application Programming Interface. </text:p>
      <text:p text:style-name="P2">API is a set of rules 1 must follow to communicate with other parties. Such as when using the postal service you have to write down what you want to send, put it in envelope, write name of recepient and pay the stamp fee. If you don't comply your message won't reach the 2nd party. </text:p>
      <text:p text:style-name="P2">Protocls are very similar to APIs 😊. </text:p>
      <text:p text:style-name="P2"><text:s/></text:p>
      <text:p text:style-name="P2">User-&gt;Router-&gt;ONT-&gt;OLT-&gt;ISP </text:p>
      <text:p text:style-name="P2">User connetcs to router, routers connects to Optical Network Terminator, ONT connects to Optical Line Terminator. OLT gets internet from ISP.</text:p>
      <text:p text:style-name="P2"/>
      <text:p text:style-name="P2">سند, [22/07/2022 11:40 م]</text:p>
      <text:p text:style-name="P2">1.2 Transmission medium <text:s/></text:p>
      <text:p text:style-name="P2">3G, LTE, 4G: take details from book. </text:p>
      <text:p text:style-name="P2">Third gen, Long Term Evolotuion, 4th gen </text:p>
      <text:p text:style-name="P2">TP-Twisted Pair, UTP-Unshielded Twisted Pair. Back in time techonology of twisted pair was not meeting demands, but with R&amp;D TP gen6a can reach a speed of 10Gbps. Making it the best for Local Area Network transmission. UTP is used within the LAN of a home or a building, as the shielding protecrts the signal that is travelling from 1 site to the other passing next to thick electric wires that has big magnetic field that will disturb the signal and cuz lag and packet loss. </text:p>
      <text:p text:style-name="P2">Coxial Cable, خيط الأنتينة قالك يقدر ينقلك نت, guided medium of transferring signal, uses analough 1/0, everyone recieves what ever is being transmetted. Aka shit </text:p>
      <text:p text:style-name="P2">Fibre Optics 😎: Great speed, immune to electromagnetic fields –see UTP TP-, gives low attinuanity up to 100km distance. <text:s/></text:p>
      <text:p text:style-name="P2">Radio signals: read it ur self. </text:p>
      <text:p text:style-name="P2">Satelite medium: GeoStationary satelite positioned in 1 place and doesn't orbit, internet down could be great but lag is 280ms due to being 36000 km above the ground. </text:p>
      <text:p text:style-name="P2">LEO-Low Earth Orbit satelite, is the same as "Starlink" of Elon Musk, can comm with each other and ground, rotate don't stay in 1 place like GeoStationary, and have better connection and download.</text:p>
      <text:p text:style-name="P2"/>
      <text:p text:style-name="P2">سند, [22/07/2022 11:40 م]</text:p>
      <text:p text:style-name="P2">1.3 The network core </text:p>
      <text:p text:style-name="P2"><text:soft-page-break/>Packets sent by source to reciever goes through the medium transmettier and the router, the time it takes is 2L/R. The packet is only sent after all of it is at the router, if we remove the router the packet would take only L/R to reach the destination. All this is called Store-and-Forward packet swtiching. </text:p>
      <text:p text:style-name="P2">If there is more than 1 link, then the equation will become </text:p>
      <text:p text:style-name="P2">Packet Loss: packet sent to destination, router recieves it, router stores it then sends it, when there is so much packets being sent, the place where the packets are being stored fills up and packets get lost. This is called Q, where packets have to wait for the buffer to have space for them and the earliest 1 goes into the empty space first. This happens bec the medium transmetter between dest and router is slower than medium transmetter beteween source and router. <text:s/></text:p>
      <text:p text:style-name="P2">Packet switches: routes, link layers switchers. Take signal from incoming links and rerouts it through its outgoing links. </text:p>
      <text:p text:style-name="P2">Access network for switch layer, Network core take routers </text:p>
      <text:p text:style-name="P2">Packets take a path from the end system to the reciving end system is called a rout </text:p>
      <text:p text:style-name="P2">ISP-Internet Service Provider isn't necessarily the Libyana or madar, it can be the university giving Ethernet to the students laptops, or the Airport Café giving the customers WiFi, the ISP of those 2 is a bigger corporation that has the transmission lines. </text:p>
      <text:p text:style-name="P2">Each ISP of it self is a Network with packet-switches. </text:p>
      <text:p text:style-name="P2">End systems, packet switches, and other pieces of the Internet run protocols that control the sending and receiving of information </text:p>
      <text:p text:style-name="P2">Forwarding Packets: each packet has on its head the IP adress of the receive or destination end user, then the Router recieves the packet reads the header first, determins at which link this IP is and sends it, Routers have Forwarding Tables. </text:p>
      <text:p text:style-name="P2">Circuit Switch: Buffer+link+trasmission midium all reserved for the session. Just like reserve resturants and non-reserve resturants, first you have to call first to book a table then go and have everything ready for you to enjoy, later you go and if tables are full you go back home. 2nd example is traditional phone networks. </text:p>
      <text:p text:style-name="P2">Check diff between Circuit Switch and Packet Switch. </text:p>
      <text:p text:style-name="P2">Network of Networks, how ISPs connect, How end users connect through ISPs Networks, How companies make their own wide Network for users and customers.</text:p>
      <text:p text:style-name="P2"/>
      <text:p text:style-name="P2">سند, [22/07/2022 11:41 م]</text:p>
      <text:p text:style-name="P2">1.5 Layers &amp; Protocols </text:p>
      <text:p text:style-name="P2"><text:s/></text:p>
      <text:p text:style-name="P2">Protocols that work in 1 layer are called Protocol Stack. </text:p>
      <text:p text:style-name="P2"><text:s/></text:p>
      <text:p text:style-name="P2">Each Protocol works in a certain layer, that protocol can be put in Software, Hardware or Both.</text:p>
      <text:p text:style-name="P2"/>
      <text:p text:style-name="P2">سند, [22/07/2022 11:42 م]</text:p>
      <text:p text:style-name="P2">Application layer: </text:p>
      <text:p text:style-name="P2"><text:s/>All protocols are destributer among all end-systems. </text:p>
      <text:p text:style-name="P2"><text:s/>Packets in this layer are called Messages. </text:p>
      <text:p text:style-name="P2"><text:s/>e.x protocls </text:p>
      <text:p text:style-name="P2"><text:s text:c="2"/>○ HTTP: Transfer &amp; request of Web Documents </text:p>
      <text:p text:style-name="P2"><text:s text:c="2"/>○ SMTP: Transfer E-mails </text:p>
      <text:p text:style-name="P2"><text:s text:c="2"/>○ FTP: Transfer Files </text:p>
      <text:p text:style-name="P2"><text:s text:c="2"/>○ DNS: Translates 1.1.1.1 -&gt; www.x_name.com </text:p>
      <text:p text:style-name="P2"><text:s/></text:p>
      <text:p text:style-name="P2">Transport Layer: </text:p>
      <text:p text:style-name="P2"><text:s/>Message turned into Segment </text:p>
      <text:p text:style-name="P2"><text:s text:c="2"/>○ TCP: Breaks message into pieces, Connection-Oriented, Flow Control (Speed matching), Message delivery guarnteed. Full duplex, both sides can send/recieve </text:p>
      <text:p text:style-name="P2"><text:soft-page-break/><text:s text:c="2"/>○ UDP: No breaking No Connection No flow control </text:p>
      <text:p text:style-name="P2"><text:s text:c="2"/></text:p>
      <text:p text:style-name="P2">Network Layer(IP layer): </text:p>
      <text:p text:style-name="P2"><text:s/>Segments are now called Datagrams, Contains routing protocols to tell the Datagram where to <text:s text:c="19"/>go. <text:s/></text:p>
      <text:p text:style-name="P2"><text:s text:c="2"/>○ IP: Define Datagram fields, How the end-system and router use the Datagram &amp; deal w\ it. </text:p>
      <text:p text:style-name="P2"><text:s/></text:p>
      <text:p text:style-name="P2">Link Layer: </text:p>
      <text:p text:style-name="P2"><text:s/>Datagrams are now Frames. Gives the Datagram <text:s/>the destination and routing for the next router and reciever. </text:p>
      <text:p text:style-name="P2"><text:s text:c="2"/>○ Ethernet , WIFI, DOCSIS </text:p>
      <text:p text:style-name="P2"><text:s text:c="2"/>○ Type of protocol used differs based on the link and the route being taken </text:p>
      <text:p text:style-name="P2">Physical Layer: </text:p>
      <text:p text:style-name="P2"><text:s/>Transfers Frames <text:s/>into BITs. The kind of protocol here also relys on the transferring medium in 1.2 </text:p>
      <text:p text:style-name="P2"><text:s/></text:p>
      <text:p text:style-name="P2">OSI layers model: </text:p>
      <text:p text:style-name="P2"><text:s/>Bothe these layers Services are utilized by the developer </text:p>
      <text:p text:style-name="P2"><text:s/>Presentation: Allows programs in different end-systems to encrypt-decrypt, compress-decompres </text:p>
      <text:p text:style-name="P2"><text:s/>Session:</text:p>
      <text:p text:style-name="P2"/>
      <text:p text:style-name="P2">سند, [22/07/2022 11:43 م]</text:p>
      <text:p text:style-name="P2">HTTP </text:p>
      <text:p text:style-name="P2"><text:s/>HTTP uses TCP to make a connection between server &amp; client to transfer the web page. </text:p>
      <text:p text:style-name="P2"><text:s/>Stateless Protocl: HTTP server keeps no infromation on clients, a client can request the same webpage 3 <text:s text:c="13"/>times consecutively and will be sent 1 after the other following the same process. </text:p>
      <text:p text:style-name="P2"><text:s/>Uses port 80 </text:p>
      <text:p text:style-name="P2"><text:s/>• Client asks for 10 wepbages </text:p>
      <text:p text:style-name="P2"><text:s/>• Server recieves request </text:p>
      <text:p text:style-name="P2"><text:s/>• Server initiate TCP connection or 10 TCP connection for each file </text:p>
      <text:p text:style-name="P2"><text:s/>• Server starts sending each file as a message encapsulated by HTTP </text:p>
      <text:p text:style-name="P2"><text:s/>• When the file is completely received by the client the TCP closes bothe sockets and ends the Connection </text:p>
      <text:p text:style-name="P2"><text:s text:c="2"/>○ Can make parallel connection = lowers speed </text:p>
      <text:p text:style-name="P2"><text:s text:c="2"/>○ Can minimze it </text:p>
      <text:p text:style-name="P2"><text:s text:c="2"/>○ All done in Browser from client side </text:p>
      <text:p text:style-name="P2">RTT-Round Trip Time : Time taken to do all above steps including delays. </text:p>
      <text:p text:style-name="P2"><text:s/>Each object takes 2 RTTs, 1 for TCP connection, 1 for sending receiving closing TCP. </text:p>
      <text:p text:style-name="P2"><text:s text:c="2"/></text:p>
      <text:p text:style-name="P2"><text:s/></text:p>
      <text:p text:style-name="P2"><text:s/></text:p>
      <text:p text:style-name="P2"><text:s/></text:p>
      <text:p text:style-name="P2"><text:s/>HTTP Request Line methods: GET, POST, DELETE, PUT, HEAD </text:p>
      <text:p text:style-name="P2"><text:s/>End of the line the 1.1 is regarding the HTTP version. </text:p>
      <text:p text:style-name="P2"><text:s/>Third line: Close meanse the TCP connection will be closed after the transfer of file </text:p>
      <text:p text:style-name="P2"><text:s/>Fourth line: User Browser and version </text:p>
      <text:p text:style-name="P2"><text:s/>Last line: Preferred Language by user </text:p>
      <text:p text:style-name="P2"><text:s text:c="2"/></text:p>
      <text:p text:style-name="P2"><text:s/>Response Message: </text:p>
      <text:p text:style-name="P2"><text:s text:c="3"/></text:p>
      <text:p text:style-name="P2"><text:soft-page-break/><text:s text:c="2"/></text:p>
      <text:p text:style-name="P2"><text:s text:c="2"/></text:p>
      <text:p text:style-name="P2"><text:s text:c="2"/></text:p>
      <text:p text:style-name="P2"><text:s/>200 ok </text:p>
      <text:p text:style-name="P2"><text:s/>301 File moved </text:p>
      <text:p text:style-name="P2"><text:s/>400 Bad request </text:p>
      <text:p text:style-name="P2"><text:s/>404 File not on server </text:p>
      <text:p text:style-name="P2"><text:s/>505 HTTP version not support </text:p>
      <text:p text:style-name="P2"><text:s text:c="2"/></text:p>
      <text:p text:style-name="P2">To speed connection u can put the website or obj at the cach, limiting the sending and reciving by the modification or the newly added content, to assert if it was modified the HTTP at the client cach sends a request to the server saying: </text:p>
      <text:p text:style-name="P2"><text:s text:c="2"/></text:p>
      <text:p text:style-name="P2"><text:s text:c="2"/></text:p>
      <text:p text:style-name="P2"><text:s/>If it wasn't modified sends back empty entity body as: </text:p>
      <text:p text:style-name="P2"><text:s text:c="2"/></text:p>
      <text:p text:style-name="P2"><text:s text:c="2"/></text:p>
      <text:p text:style-name="P2"><text:s/>Revise cahing and conditional GET together</text:p>
      <text:p text:style-name="P2"/>
      <text:p text:style-name="P2">سند, [22/07/2022 11:44 م]</text:p>
      <text:p text:style-name="P2">3..1.2 </text:p>
      <text:p text:style-name="P2">IP is said to be an unrelaiable transport method bc of: </text:p>
      <text:p text:style-name="P2"><text:s/>1. No gurantee Segment delivery </text:p>
      <text:p text:style-name="P2"><text:s/>2. No gurantee Orderly Delivery of segments <text:s text:c="4"/></text:p>
      <text:p text:style-name="P2"><text:s/>3. No gurantee of Data Integrity </text:p>
      <text:p text:style-name="P2"><text:s/>IP is only a best-effort service </text:p>
      <text:p text:style-name="P2"><text:s text:c="2"/></text:p>
      <text:p text:style-name="P2">UDP &amp; TCP provide transport service between 2 processes </text:p>
      <text:p text:style-name="P2">IP provides transport between 2 end-systems </text:p>
      <text:p text:style-name="P2"><text:s/></text:p>
      <text:p text:style-name="P2">From Host-to-Host into Process-to-Process is defined as Multiplexing and Demultiplexing </text:p>
      <text:p text:style-name="P2"><text:s/></text:p>
      <text:p text:style-name="P2">UDP <text:s/>Provides: </text:p>
      <text:p text:style-name="P2"><text:s/></text:p>
      <text:p text:style-name="P2"><text:s/>1. Data Entegrity: Error checking in the Header Segment </text:p>
      <text:p text:style-name="P2"><text:s/>2. No gurantee Segment delivery </text:p>
      <text:p text:style-name="P2"><text:s/>3. Unreguelated traffic </text:p>
      <text:p text:style-name="P2"><text:s text:c="2"/></text:p>
      <text:p text:style-name="P2">TCP Provides: </text:p>
      <text:p text:style-name="P2"><text:s/></text:p>
      <text:p text:style-name="P2"><text:s/>1. Flow control </text:p>
      <text:p text:style-name="P2"><text:s/>2. Data Integrity </text:p>
      <text:p text:style-name="P2"><text:s/>3. Orderly Transfer: Sequence Numbers, Timers </text:p>
      <text:p text:style-name="P2"><text:s/>4. Reguelated trafic</text:p>
      <text:p text:style-name="P2"/>
      <text:p text:style-name="P2">سند, [22/07/2022 11:45 م]</text:p>
      <text:p text:style-name="P2">3.2 MultiPlexing &amp; DeMultiplexing </text:p>
      <text:p text:style-name="P2"><text:s/></text:p>
      <text:p text:style-name="P2"><text:soft-page-break/>transport-layer multiplexing and demultiplexing, that is, extending the host-to-host delivery service provided by the network layer to a process-to-process delivery service for applications running on the hosts <text:s/></text:p>
      <text:p text:style-name="P2"><text:s/></text:p>
      <text:p text:style-name="P2">DeMultiPlexing Is delivering the segment to the destination socket in the transport layer </text:p>
      <text:p text:style-name="P2">MultiPlexing is gathering data from 2 sockets in the same host, Encapsulating the chunk of data with <text:s text:c="33"/>header information to make sements and pass it to the Netowrk layer. </text:p>
      <text:p text:style-name="P2"><text:s/></text:p>
      <text:p text:style-name="P2">MultPlexing Requires: </text:p>
      <text:p text:style-name="P2"><text:s/></text:p>
      <text:p text:style-name="P2"><text:s/>1. Sockets have unique identefiers <text:s text:c="4"/>*source port number field * </text:p>
      <text:p text:style-name="P2"><text:s/>2. Segments have a section with the destination socket identifier <text:s text:c="4"/>*destination port number field* </text:p>
      <text:p text:style-name="P2"><text:s/></text:p>
      <text:p text:style-name="P2"><text:s/></text:p>
      <text:p text:style-name="P2">Port numbers range from 0 to 65535 as a 16-Bit form, Port numbers form 0 to 1023 are called restricted ports for other Protocols. HTTP uses port 80, FTP uses port 21. Check RFC 3232. </text:p>
      <text:p text:style-name="P2"><text:s/></text:p>
      <text:p text:style-name="P2">TCP uses 4 Tuple form: (Source IP adress, Source Port Number, Dest IP Adress, Dest Port Number) </text:p>
      <text:p text:style-name="P2">UDP uses 2 Tuple form: ()</text:p>
      <text:p text:style-name="P2"/>
      <text:p text:style-name="P2">سند, [22/07/2022 11:45 م]</text:p>
      <text:p text:style-name="P2">.5 </text:p>
      <text:p text:style-name="P2"><text:s/></text:p>
      <text:p text:style-name="P2">TCP Connection </text:p>
      <text:p text:style-name="P2"><text:s/></text:p>
      <text:p text:style-name="P2">Point-To-Point connection, Full-Duplex Service, No third party between sender and reciever. </text:p>
      <text:p text:style-name="P2">Three-Way handshake: <text:s/></text:p>
      <text:p text:style-name="P2"><text:s/>1. Client starts connection sends a special <text:s/>TCP segment = No-Payload </text:p>
      <text:p text:style-name="P2"><text:s/>2. Server respnds with special TCP segment = No-Payload </text:p>
      <text:p text:style-name="P2"><text:s/>3. Server sends 3rd special TCP segment = Payload </text:p>
      <text:p text:style-name="P2"><text:s/></text:p>
      <text:p text:style-name="P2">Once 3way handshake is complete, Data goes from Sender Buffer to the socket through the transmission link. It has a MSS Maximum Segment Size , thus the data is gonna be sent as per the MSS of the send buffer, U need the MTU Maximum Transmission unit too. The MSS of the PPP and the Ethernet is 1500Bytes </text:p>
      <text:p text:style-name="P2"><text:s/></text:p>
      <text:p text:style-name="P2">Both sender and reciever have a Send Buffer &amp; Receive Buffer, Both have Sockets for Senidng and receiving </text:p>
      <text:p text:style-name="P2"><text:s/></text:p>
      <text:p text:style-name="P2"><text:s/></text:p>
      <text:p text:style-name="P2">Sequence Number Size: 32 Bit </text:p>
      <text:p text:style-name="P2">Ackno-Number Size: 32 Bit </text:p>
      <text:p text:style-name="P2">Both used for reliable data transfer </text:p>
      <text:p text:style-name="P2"><text:s/></text:p>
      <text:p text:style-name="P2">Receive window Size: 16 Bit </text:p>
      <text:p text:style-name="P2">Used for flow control <text:s/></text:p>
      <text:p text:style-name="P2"><text:s/></text:p>
      <text:p text:style-name="P2">Option field size and use is negotiated </text:p>
      <text:p text:style-name="P2">By sender and reciever for MSS or in High </text:p>
      <text:p text:style-name="P2">Speed networks for scaling </text:p>
      <text:p text:style-name="P2"><text:s/></text:p>
      <text:p text:style-name="P2"><text:soft-page-break/>The flag field contains 6 bits. </text:p>
      <text:p text:style-name="P2"><text:s/>The ACK bit is used to indicate that </text:p>
      <text:p text:style-name="P2"><text:s/>the value car ried in the acknowledgment </text:p>
      <text:p text:style-name="P2"><text:s/>field is valid; that is, the segment contains <text:s/></text:p>
      <text:p text:style-name="P2">an acknowledgment for a segment that has </text:p>
      <text:p text:style-name="P2"><text:s/>been successfully received. The RST, SYN, <text:s/></text:p>
      <text:p text:style-name="P3">and FIN bits are used for connection setup and teardown, as we will dis cuss at the end of this section. Setting the PSH bit indicates that the receiver should pass the data to the upper layer immediately. Finally, the URG bit is used to indicate that there is data <text:s/>this segment that the sending-side upper-layer entity has marked as “urgent.” The location of the last byte of this urgent data is indicated by the 16-bit urgent data pointer field. TCP must inform the receiv ing-side upper-layer entity when urgent data exists and pass it a pointer to the end of the urgent data. (In practice, the PSH, URG, and the urgent data pointer are not used. However, we mention these fields for </text:p>
      <text:p text:style-name="P3">completeness.</text:p>
      <text:p text:style-name="P1"/>
      <text:p text:style-name="P1"/>
      <text:p text:style-name="P4">3.6</text:p>
      <text:p text:style-name="P4">Principles of congestion control</text:p>
      <text:p text:style-name="P5"/>
      <text:p text:style-name="P5">TCP is the throttle control of sending packets, if the Network or the reieveing router is overflowd data will be lost. So part of TCPs <text:span text:style-name="T1">Data Transfer Integrity </text:span><text:span text:style-name="T3"><text:s/>is to throttle senders down or up based on </text:span><text:span text:style-name="T1">Available-Bit-Rate ABR</text:span><text:span text:style-name="T2">.</text:span></text:p>
      <text:p text:style-name="P6"/>
      <text:p text:style-name="P7">3.6.1</text:p>
      <text:p text:style-name="P7">Reason and cost of congestion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4.2</text:p>
      <text:p text:style-name="P8">Virtual Circut and DataGram Networks</text:p>
      <text:p text:style-name="P8">Virtual Circute Network: is a Network that provides only a Connection Services.</text:p>
      <text:p text:style-name="P8">DataGram Networks: Provide Connectionless Service</text:p>
      <text:p text:style-name="P8">both provide it for the Network Layer not the Applicaiton nor the Transport Layer. Connection-Oriented service of TCP in the Transport Layer is diff than the ones in the Netwrok Layer. <text:span text:style-name="T4">Though these services are implemented in the Routres and the end-systems as well.</text:span></text:p>
      <text:p text:style-name="P8"/>
      <text:p text:style-name="P9">4.2.1</text:p>
      <text:p text:style-name="P9">Virtual circuit Networks</text:p>
      <text:p text:style-name="P9">VC is made of: 1) Path, numch of routers and links. 2) VC number for each link in the path. 3) Entries in the forwarding table in each path.</text:p>
      <text:p text:style-name="P9"/>
      <text:p text:style-name="P10">When the DataGram comes to 1 link in the path, the device replaces the VC Number with the next VC number from its table to direct the datagram to its dest. Think of it as a Graph.</text:p>
      <text:p text:style-name="P10"/>
      <text:p text:style-name="P11">4.4 IPv4</text:p>
      <text:p text:style-name="P11"/>
      <text:p text:style-name="P11"/>
      <text:p text:style-name="P11">5.1.1</text:p>
      <text:p text:style-name="P11">Services Provided by <text:s/>the Link Layer</text:p>
      <text:p text:style-name="P11"/>
      <text:p text:style-name="P11">Framing: puts the datagram inside a frame with headers of the link.</text:p>
      <text:p text:style-name="P12">Link Access: if many nodes share the transmission link, the MAC protocol coordinates between them.</text:p>
      <text:p text:style-name="P12">Reliable Delivery: <text:span text:style-name="T5">usually on WirLess links</text:span></text:p>
      <text:p text:style-name="P13">Error Detection: a more sophisticated method of correcting and detecting bits that are changed by electromagnetic field of the electric wires and other factos.</text:p>
      <text:p text:style-name="P13"/>
      <text:p text:style-name="P14">5<text:span text:style-name="T6">.</text:span>2 شبه كله مش خاش</text:p>
      <text:p text:style-name="P14"/>
      <text:p text:style-name="P14">5.3</text:p>
      <text:p text:style-name="P14">Multiple Access Links and Protocols</text:p>
      <text:p text:style-name="P15">Point-To-Point protocol is PPP, the HDCL high-<text:span text:style-name="T7">level Data Link Control are protocls that work in Links of 1to1 or Point-To-Point.</text:span></text:p>
      <text:p text:style-name="P16"/>
      <text:p text:style-name="P17">5.4</text:p>
      <text:p text:style-name="P17">ARP: Adress Resoultion Protocol</text:p>
      <text:p text:style-name="P17">Provides the mechanism to translate IP adressess <text:s/>to Link-Layer Adress.</text:p>
      <text:p text:style-name="P17"/>
      <text:p text:style-name="P18">The routers and switchers have their own Network Adress, <text:span text:style-name="T8">But not a Link-Layer Adress alone</text:span> ,however its more connected to their Network Interface Module rather than the entire device.</text:p>
      <text:p text:style-name="P19">Becuase <text:s/><text:span text:style-name="T9">a router or host</text:span> device can have multiple NIM they can also have multiple Network <text:span text:style-name="T9">Adreesses &amp; IP Adressess too.</text:span></text:p>
      <text:p text:style-name="P19"/>
      <text:p text:style-name="P20">Link-Layer switches don’t have IP/Network adress is bec they do their job transparantly, the host or routers don’t have to adress them with the datagram, they take the datagram and redirect it to the proper path in the network from their forwarding tabel.</text:p>
      <text:p text:style-name="P20"/>
      <text:p text:style-name="P21">The link-layer adress is rather called MAC/Lan/Physical Adress. Its a 6-Byte long giving 2^48 possibilities. <text:s/><text:span text:style-name="T10">IEEE manages the allocation of MAC adresses to commpanies. Giving them the last 24 bit of the 2^48 byte of the Hex adress. Wherase a link-layer is Hex, the Network-Layer adress is </text:span><text:soft-page-break/><text:span text:style-name="T10">Octal. This gives an easier approach to learn the analysis of the MAC,IP and the Network ID Adressess. </text:span><text:span text:style-name="T11">The IP adress also changes but the MAC adress is standard, there can be a MAC adress generating software in Computers, but Switches and other standard devices have it fixed since manufacturing.</text:span></text:p>
      <text:p text:style-name="P21"/>
      <text:p text:style-name="P22">A MAC <text:span text:style-name="T1">Broadcasting-Adress </text:span>is <text:s/>the adress used by the router to send a datagram to all devices on the LAN, hence making the HEX adress in the datagram all 1s = FF-FF-FF-FF-FF-FF.</text:p>
      <text:p text:style-name="P22"/>
      <text:p text:style-name="P23">Each Block/Layer of the network have their own Adressing Scheme. That is to make the layers indepented from each other. Host Name →Application Layer . IP Adress → Netwrok Layer → MAC Adress → Link Layer.</text:p>
      <text:p text:style-name="P23"/>
      <text:p text:style-name="P24">ARP is used to <text:s/>return the MAC Adress of a host using an IP Adress within the same switch or node that is Local Network not a WAN Wide Network. <text:span text:style-name="T12">If an IP outside of a node tries to ask for MAC adress of another nod the ARP gives it back an error.</text:span></text:p>
      <text:p text:style-name="P24"/>
      <text:p text:style-name="P25">Each ARP inside a router or a host has a table of <text:span text:style-name="T13">Mapping: IP Adress 1 Mapped to MAC Adress 1. Each Mapping has a life time called TTL time to live. Usually its a 20 minute expiration time but not always. </text:span><text:span text:style-name="T14">Look page 467 printed 494 pdf</text:span></text:p>
      <text:p text:style-name="P25"/>
      <text:p text:style-name="P25"/>
      <text:p text:style-name="P25"/>
      <text:p text:style-name="P25"/>
      <text:p text:style-name="P25"/>
      <text:p text:style-name="P25"/>
      <text:p text:style-name="P24"/>
      <text:p text:style-name="P24"/>
      <text:p text:style-name="P15"/>
      <text:p text:style-name="P10"/>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ahoma1" svg:font-family="Tahom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Tahoma1" style:font-family-complex="Tahoma"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3T15:00:43.833000000</meta:creation-date>
    <dc:date>2022-07-31T13:45:28.550000000</dc:date>
    <meta:editing-duration>PT1H20M58S</meta:editing-duration>
    <meta:editing-cycles>8</meta:editing-cycles>
    <meta:generator>LibreOffice/7.2.7.2$Windows_X86_64 LibreOffice_project/8d71d29d553c0f7dcbfa38fbfda25ee34cce99a2</meta:generator>
    <meta:document-statistic meta:table-count="0" meta:image-count="0" meta:object-count="0" meta:page-count="8" meta:paragraph-count="238" meta:word-count="2649" meta:character-count="15979" meta:non-whitespace-character-count="13150"/>
  </office:meta>
</office:document-meta>
</file>